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40H02M37.348051S" calcext:value-type="time">
            <text:p>740:0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5H34M44.323S" calcext:value-type="time">
            <text:p>05:34</text:p>
          </table:table-cell>
          <table:table-cell table:style-name="ce3"/>
          <table:table-cell office:value-type="string" calcext:value-type="string">
            <text:p>Zone further differentiation, combination lock sprit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20H51M34.266S" calcext:value-type="time">
            <text:p>20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07:44:41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2T13:14:32.129000000</dc:date>
    <dc:creator>Benjamin Laws</dc:creator>
    <meta:editing-duration>P31DT16H44M34S</meta:editing-duration>
    <meta:editing-cycles>843</meta:editing-cycles>
    <meta:generator>LibreOffice/7.2.6.2$Windows_X86_64 LibreOffice_project/b0ec3a565991f7569a5a7f5d24fed7f52653d754</meta:generator>
    <meta:document-statistic meta:table-count="2" meta:cell-count="1110" meta:object-count="0"/>
  </office:meta>
</office:document-meta>
</file>